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06in" svg:height="3.5335in" svg:x="0.0965in" svg:y="1.3571in">
            <draw:object draw:notify-on-update-of-ranges="Sheet1.A3:Sheet1.A21 Sheet1.B3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in" svg:height="3.5335in" svg:x="4.4587in" svg:y="1.0508in">
            <draw:object draw:notify-on-update-of-ranges="Sheet1.A3:Sheet1.A21 Sheet1.C3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8756in" svg:height="2.7335in" svg:x="1.9161in" svg:y="4.3898in">
            <draw:object draw:notify-on-update-of-ranges="Sheet1.A3:Sheet1.A21 Sheet1.D3:Sheet1.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429in" svg:x="8.8764in" svg:y="2.9713in">
            <draw:object draw:notify-on-update-of-ranges="Sheet1.A3:Sheet1.A21 Sheet1.E3:Sheet1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stado p</text:p>
          </table:table-cell>
          <table:table-cell office:value-type="string" calcext:value-type="string">
            <text:p>Estado 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532 nm 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3" calcext:value-type="float">
            <text:p>64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95" calcext:value-type="float">
            <text:p>1195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85" calcext:value-type="float">
            <text:p>16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50" calcext:value-type="float">
            <text:p>2650</text:p>
          </table:table-cell>
          <table:table-cell office:value-type="float" office:value="235" calcext:value-type="float">
            <text:p>235</text:p>
          </table:table-cell>
          <table:table-cell office:value-type="float" office:value="530" calcext:value-type="float">
            <text:p>53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4:47:29.617053770</meta:creation-date>
    <dc:date>2023-10-18T17:41:52.440468593</dc:date>
    <meta:editing-duration>PT2H54M27S</meta:editing-duration>
    <meta:editing-cycles>2</meta:editing-cycles>
    <meta:generator>LibreOffice/7.5.5.2$Linux_X86_64 LibreOffice_project/50$Build-2</meta:generator>
    <meta:document-statistic meta:table-count="1" meta:cell-count="5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scatter" chart:style-name="ch1">
        <chart:legend chart:legend-position="end" svg:x="11.01cm" svg:y="3.94cm" style:legend-expansion="high" chart:style-name="ch2"/>
        <chart:plot-area chart:style-name="ch3" table:cell-range-address="Sheet1.A3:Sheet1.B21" svg:x="0.319cm" svg:y="0.179cm" svg:width="10.372cm" svg:height="8.618cm">
          <chart:coordinate-region svg:x="1.311cm" svg:y="0.379cm" svg:width="9.1cm" svg:height="7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1" chart:class="chart:scatter">
            <chart:domain table:cell-range-address="Sheet1.A3:Sheet1.A21"/>
            <chart:regression-curve chart:style-name="ch8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1</svg:desc>
                </draw:g>
              </table:table-cell>
              <table:table-cell office:value-type="float" office:value="0">
                <text:p>0</text:p>
                <draw:g>
                  <svg:desc>Sheet1.B3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Sheet1.A3:Sheet1.A21 Sheet1.C3:Sheet1.C21" svg:x="0.32cm" svg:y="0.179cm" svg:width="13.105cm" svg:height="8.618cm">
          <chart:coordinate-region svg:x="1.127cm" svg:y="0.378cm" svg:width="12.018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1" chart:class="chart:scatter">
            <chart:domain table:cell-range-address="Sheet1.A3:Sheet1.A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1</svg:desc>
                </draw:g>
              </table:table-cell>
              <table:table-cell office:value-type="float" office:value="NaN">
                <text:p>NaN</text:p>
                <draw:g>
                  <svg:desc>Sheet1.C3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85cm" svg:height="6.944cm" xlink:href=".." xlink:type="simple" chart:class="chart:scatter" chart:style-name="ch1">
        <chart:legend chart:legend-position="end" svg:x="10.122cm" svg:y="3.173cm" style:legend-expansion="high" chart:style-name="ch2"/>
        <chart:plot-area chart:style-name="ch3" table:cell-range-address="Sheet1.A3:Sheet1.A21 Sheet1.D3:Sheet1.D21" svg:x="0.247cm" svg:y="0.138cm" svg:width="9.628cm" svg:height="6.668cm">
          <chart:coordinate-region svg:x="1.054cm" svg:y="0.337cm" svg:width="8.541cm" svg:height="5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21" chart:class="chart:scatter">
            <chart:domain table:cell-range-address="Sheet1.A3:Sheet1.A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1</svg:desc>
                </draw:g>
              </table:table-cell>
              <table:table-cell office:value-type="float" office:value="NaN">
                <text:p>NaN</text:p>
                <draw:g>
                  <svg:desc>Sheet1.D3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1.A3:Sheet1.A21 Sheet1.E3:Sheet1.E21" svg:x="0.319cm" svg:y="0.18cm" svg:width="13.098cm" svg:height="8.64cm">
          <chart:coordinate-region svg:x="1.126cm" svg:y="0.38cm" svg:width="12.01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21" chart:class="chart:scatter">
            <chart:domain table:cell-range-address="Sheet1.A3:Sheet1.A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1</svg:desc>
                </draw:g>
              </table:table-cell>
              <table:table-cell office:value-type="float" office:value="NaN">
                <text:p>NaN</text:p>
                <draw:g>
                  <svg:desc>Sheet1.E3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